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21077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38" calcext:value-type="float">
            <text:p>25838</text:p>
          </table:table-cell>
          <table:table-cell office:value-type="float" office:value="650" calcext:value-type="float">
            <text:p>650</text:p>
          </table:table-cell>
          <table:table-cell office:value-type="float" office:value="928" calcext:value-type="float">
            <text:p>928</text:p>
          </table:table-cell>
          <table:table-cell office:value-type="float" office:value="650" calcext:value-type="float">
            <text:p>650</text:p>
          </table:table-cell>
          <table:table-cell table:formula="of:=([.J2]/([.B2]-[.I2]))" office:value-type="percentage" office:value="0.00423527265382185" calcext:value-type="percentage">
            <text:p>0,42%</text:p>
          </table:table-cell>
          <table:table-cell office:value-type="float" office:value="152823" calcext:value-type="float">
            <text:p>152823</text:p>
          </table:table-cell>
          <table:table-cell office:value-type="float" office:value="218.757016182" calcext:value-type="float">
            <text:p>218,757016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69" calcext:value-type="float">
            <text:p>25869</text:p>
          </table:table-cell>
          <table:table-cell office:value-type="float" office:value="619" calcext:value-type="float">
            <text:p>619</text:p>
          </table:table-cell>
          <table:table-cell office:value-type="float" office:value="928" calcext:value-type="float">
            <text:p>928</text:p>
          </table:table-cell>
          <table:table-cell office:value-type="float" office:value="619" calcext:value-type="float">
            <text:p>619</text:p>
          </table:table-cell>
          <table:table-cell table:formula="of:=([.J3]/([.B3]-[.I3]))" office:value-type="percentage" office:value="0.00403328272725496" calcext:value-type="percentage">
            <text:p>0,40%</text:p>
          </table:table-cell>
          <table:table-cell office:value-type="float" office:value="152854" calcext:value-type="float">
            <text:p>152854</text:p>
          </table:table-cell>
          <table:table-cell office:value-type="float" office:value="274.949615002" calcext:value-type="float">
            <text:p>274,949615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50" calcext:value-type="float">
            <text:p>25850</text:p>
          </table:table-cell>
          <table:table-cell office:value-type="float" office:value="638" calcext:value-type="float">
            <text:p>638</text:p>
          </table:table-cell>
          <table:table-cell office:value-type="float" office:value="928" calcext:value-type="float">
            <text:p>928</text:p>
          </table:table-cell>
          <table:table-cell office:value-type="float" office:value="638" calcext:value-type="float">
            <text:p>638</text:p>
          </table:table-cell>
          <table:table-cell table:formula="of:=([.J4]/([.B4]-[.I4]))" office:value-type="percentage" office:value="0.00415708300482821" calcext:value-type="percentage">
            <text:p>0,42%</text:p>
          </table:table-cell>
          <table:table-cell office:value-type="float" office:value="152835" calcext:value-type="float">
            <text:p>152835</text:p>
          </table:table-cell>
          <table:table-cell office:value-type="float" office:value="211.285993814" calcext:value-type="float">
            <text:p>211,2859938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39" calcext:value-type="float">
            <text:p>25839</text:p>
          </table:table-cell>
          <table:table-cell office:value-type="float" office:value="649" calcext:value-type="float">
            <text:p>649</text:p>
          </table:table-cell>
          <table:table-cell office:value-type="float" office:value="928" calcext:value-type="float">
            <text:p>928</text:p>
          </table:table-cell>
          <table:table-cell office:value-type="float" office:value="649" calcext:value-type="float">
            <text:p>649</text:p>
          </table:table-cell>
          <table:table-cell table:formula="of:=([.J5]/([.B5]-[.I5]))" office:value-type="percentage" office:value="0.00422875684973904" calcext:value-type="percentage">
            <text:p>0,42%</text:p>
          </table:table-cell>
          <table:table-cell office:value-type="float" office:value="152824" calcext:value-type="float">
            <text:p>152824</text:p>
          </table:table-cell>
          <table:table-cell office:value-type="float" office:value="295.957019091" calcext:value-type="float">
            <text:p>295,9570190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64" calcext:value-type="float">
            <text:p>25864</text:p>
          </table:table-cell>
          <table:table-cell office:value-type="float" office:value="624" calcext:value-type="float">
            <text:p>624</text:p>
          </table:table-cell>
          <table:table-cell office:value-type="float" office:value="928" calcext:value-type="float">
            <text:p>928</text:p>
          </table:table-cell>
          <table:table-cell office:value-type="float" office:value="624" calcext:value-type="float">
            <text:p>624</text:p>
          </table:table-cell>
          <table:table-cell table:formula="of:=([.J6]/([.B6]-[.I6]))" office:value-type="percentage" office:value="0.00406586174766897" calcext:value-type="percentage">
            <text:p>0,41%</text:p>
          </table:table-cell>
          <table:table-cell office:value-type="float" office:value="152849" calcext:value-type="float">
            <text:p>152849</text:p>
          </table:table-cell>
          <table:table-cell office:value-type="float" office:value="219.591021061" calcext:value-type="float">
            <text:p>219,5910210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52" calcext:value-type="float">
            <text:p>25852</text:p>
          </table:table-cell>
          <table:table-cell office:value-type="float" office:value="636" calcext:value-type="float">
            <text:p>636</text:p>
          </table:table-cell>
          <table:table-cell office:value-type="float" office:value="928" calcext:value-type="float">
            <text:p>928</text:p>
          </table:table-cell>
          <table:table-cell office:value-type="float" office:value="636" calcext:value-type="float">
            <text:p>636</text:p>
          </table:table-cell>
          <table:table-cell table:formula="of:=([.J7]/([.B7]-[.I7]))" office:value-type="percentage" office:value="0.00414405139666261" calcext:value-type="percentage">
            <text:p>0,41%</text:p>
          </table:table-cell>
          <table:table-cell office:value-type="float" office:value="152837" calcext:value-type="float">
            <text:p>152837</text:p>
          </table:table-cell>
          <table:table-cell office:value-type="float" office:value="219.477366209" calcext:value-type="float">
            <text:p>219,4773662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65" calcext:value-type="float">
            <text:p>25865</text:p>
          </table:table-cell>
          <table:table-cell office:value-type="float" office:value="623" calcext:value-type="float">
            <text:p>623</text:p>
          </table:table-cell>
          <table:table-cell office:value-type="float" office:value="928" calcext:value-type="float">
            <text:p>928</text:p>
          </table:table-cell>
          <table:table-cell office:value-type="float" office:value="623" calcext:value-type="float">
            <text:p>623</text:p>
          </table:table-cell>
          <table:table-cell table:formula="of:=([.J8]/([.B8]-[.I8]))" office:value-type="percentage" office:value="0.00405934594358617" calcext:value-type="percentage">
            <text:p>0,41%</text:p>
          </table:table-cell>
          <table:table-cell office:value-type="float" office:value="152850" calcext:value-type="float">
            <text:p>152850</text:p>
          </table:table-cell>
          <table:table-cell office:value-type="float" office:value="220.171294212" calcext:value-type="float">
            <text:p>220,171294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42" calcext:value-type="float">
            <text:p>25842</text:p>
          </table:table-cell>
          <table:table-cell office:value-type="float" office:value="646" calcext:value-type="float">
            <text:p>646</text:p>
          </table:table-cell>
          <table:table-cell office:value-type="float" office:value="928" calcext:value-type="float">
            <text:p>928</text:p>
          </table:table-cell>
          <table:table-cell office:value-type="float" office:value="646" calcext:value-type="float">
            <text:p>646</text:p>
          </table:table-cell>
          <table:table-cell table:formula="of:=([.J9]/([.B9]-[.I9]))" office:value-type="percentage" office:value="0.00420920943749063" calcext:value-type="percentage">
            <text:p>0,42%</text:p>
          </table:table-cell>
          <table:table-cell office:value-type="float" office:value="152827" calcext:value-type="float">
            <text:p>152827</text:p>
          </table:table-cell>
          <table:table-cell office:value-type="float" office:value="206.279435873" calcext:value-type="float">
            <text:p>206,2794358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14" calcext:value-type="float">
            <text:p>25814</text:p>
          </table:table-cell>
          <table:table-cell office:value-type="float" office:value="674" calcext:value-type="float">
            <text:p>674</text:p>
          </table:table-cell>
          <table:table-cell office:value-type="float" office:value="928" calcext:value-type="float">
            <text:p>928</text:p>
          </table:table-cell>
          <table:table-cell office:value-type="float" office:value="674" calcext:value-type="float">
            <text:p>674</text:p>
          </table:table-cell>
          <table:table-cell table:formula="of:=([.J10]/([.B10]-[.I10]))" office:value-type="percentage" office:value="0.00439165195180911" calcext:value-type="percentage">
            <text:p>0,44%</text:p>
          </table:table-cell>
          <table:table-cell office:value-type="float" office:value="152799" calcext:value-type="float">
            <text:p>152799</text:p>
          </table:table-cell>
          <table:table-cell office:value-type="float" office:value="188.735597849" calcext:value-type="float">
            <text:p>188,7355978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39" calcext:value-type="float">
            <text:p>25839</text:p>
          </table:table-cell>
          <table:table-cell office:value-type="float" office:value="649" calcext:value-type="float">
            <text:p>649</text:p>
          </table:table-cell>
          <table:table-cell office:value-type="float" office:value="928" calcext:value-type="float">
            <text:p>928</text:p>
          </table:table-cell>
          <table:table-cell office:value-type="float" office:value="649" calcext:value-type="float">
            <text:p>649</text:p>
          </table:table-cell>
          <table:table-cell table:formula="of:=([.J11]/([.B11]-[.I11]))" office:value-type="percentage" office:value="0.00422875684973904" calcext:value-type="percentage">
            <text:p>0,42%</text:p>
          </table:table-cell>
          <table:table-cell office:value-type="float" office:value="152824" calcext:value-type="float">
            <text:p>152824</text:p>
          </table:table-cell>
          <table:table-cell office:value-type="float" office:value="248.162693977" calcext:value-type="float">
            <text:p>248,1626939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61" calcext:value-type="float">
            <text:p>25861</text:p>
          </table:table-cell>
          <table:table-cell office:value-type="float" office:value="627" calcext:value-type="float">
            <text:p>627</text:p>
          </table:table-cell>
          <table:table-cell office:value-type="float" office:value="928" calcext:value-type="float">
            <text:p>928</text:p>
          </table:table-cell>
          <table:table-cell office:value-type="float" office:value="627" calcext:value-type="float">
            <text:p>627</text:p>
          </table:table-cell>
          <table:table-cell table:formula="of:=([.J12]/([.B12]-[.I12]))" office:value-type="percentage" office:value="0.00408540915991738" calcext:value-type="percentage">
            <text:p>0,41%</text:p>
          </table:table-cell>
          <table:table-cell office:value-type="float" office:value="152846" calcext:value-type="float">
            <text:p>152846</text:p>
          </table:table-cell>
          <table:table-cell office:value-type="float" office:value="234.877273083" calcext:value-type="float">
            <text:p>234,8772730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54" calcext:value-type="float">
            <text:p>25854</text:p>
          </table:table-cell>
          <table:table-cell office:value-type="float" office:value="634" calcext:value-type="float">
            <text:p>634</text:p>
          </table:table-cell>
          <table:table-cell office:value-type="float" office:value="928" calcext:value-type="float">
            <text:p>928</text:p>
          </table:table-cell>
          <table:table-cell office:value-type="float" office:value="634" calcext:value-type="float">
            <text:p>634</text:p>
          </table:table-cell>
          <table:table-cell table:formula="of:=([.J13]/([.B13]-[.I13]))" office:value-type="percentage" office:value="0.004131019788497" calcext:value-type="percentage">
            <text:p>0,41%</text:p>
          </table:table-cell>
          <table:table-cell office:value-type="float" office:value="152839" calcext:value-type="float">
            <text:p>152839</text:p>
          </table:table-cell>
          <table:table-cell office:value-type="float" office:value="217.592516899" calcext:value-type="float">
            <text:p>217,5925168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49" calcext:value-type="float">
            <text:p>25849</text:p>
          </table:table-cell>
          <table:table-cell office:value-type="float" office:value="639" calcext:value-type="float">
            <text:p>639</text:p>
          </table:table-cell>
          <table:table-cell office:value-type="float" office:value="928" calcext:value-type="float">
            <text:p>928</text:p>
          </table:table-cell>
          <table:table-cell office:value-type="float" office:value="639" calcext:value-type="float">
            <text:p>639</text:p>
          </table:table-cell>
          <table:table-cell table:formula="of:=([.J14]/([.B14]-[.I14]))" office:value-type="percentage" office:value="0.00416359880891101" calcext:value-type="percentage">
            <text:p>0,42%</text:p>
          </table:table-cell>
          <table:table-cell office:value-type="float" office:value="152834" calcext:value-type="float">
            <text:p>152834</text:p>
          </table:table-cell>
          <table:table-cell office:value-type="float" office:value="212.199291945" calcext:value-type="float">
            <text:p>212,1992919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57" calcext:value-type="float">
            <text:p>25857</text:p>
          </table:table-cell>
          <table:table-cell office:value-type="float" office:value="631" calcext:value-type="float">
            <text:p>631</text:p>
          </table:table-cell>
          <table:table-cell office:value-type="float" office:value="928" calcext:value-type="float">
            <text:p>928</text:p>
          </table:table-cell>
          <table:table-cell office:value-type="float" office:value="631" calcext:value-type="float">
            <text:p>631</text:p>
          </table:table-cell>
          <table:table-cell table:formula="of:=([.J15]/([.B15]-[.I15]))" office:value-type="percentage" office:value="0.00411147237624859" calcext:value-type="percentage">
            <text:p>0,41%</text:p>
          </table:table-cell>
          <table:table-cell office:value-type="float" office:value="152842" calcext:value-type="float">
            <text:p>152842</text:p>
          </table:table-cell>
          <table:table-cell office:value-type="float" office:value="233.247008085" calcext:value-type="float">
            <text:p>233,2470080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41" calcext:value-type="float">
            <text:p>25841</text:p>
          </table:table-cell>
          <table:table-cell office:value-type="float" office:value="647" calcext:value-type="float">
            <text:p>647</text:p>
          </table:table-cell>
          <table:table-cell office:value-type="float" office:value="928" calcext:value-type="float">
            <text:p>928</text:p>
          </table:table-cell>
          <table:table-cell office:value-type="float" office:value="647" calcext:value-type="float">
            <text:p>647</text:p>
          </table:table-cell>
          <table:table-cell table:formula="of:=([.J16]/([.B16]-[.I16]))" office:value-type="percentage" office:value="0.00421572524157344" calcext:value-type="percentage">
            <text:p>0,42%</text:p>
          </table:table-cell>
          <table:table-cell office:value-type="float" office:value="152826" calcext:value-type="float">
            <text:p>152826</text:p>
          </table:table-cell>
          <table:table-cell office:value-type="float" office:value="284.519104958" calcext:value-type="float">
            <text:p>284,5191049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21" calcext:value-type="float">
            <text:p>25821</text:p>
          </table:table-cell>
          <table:table-cell office:value-type="float" office:value="667" calcext:value-type="float">
            <text:p>667</text:p>
          </table:table-cell>
          <table:table-cell office:value-type="float" office:value="928" calcext:value-type="float">
            <text:p>928</text:p>
          </table:table-cell>
          <table:table-cell office:value-type="float" office:value="667" calcext:value-type="float">
            <text:p>667</text:p>
          </table:table-cell>
          <table:table-cell table:formula="of:=([.J17]/([.B17]-[.I17]))" office:value-type="percentage" office:value="0.00434604132322949" calcext:value-type="percentage">
            <text:p>0,43%</text:p>
          </table:table-cell>
          <table:table-cell office:value-type="float" office:value="152806" calcext:value-type="float">
            <text:p>152806</text:p>
          </table:table-cell>
          <table:table-cell office:value-type="float" office:value="491.94004488" calcext:value-type="float">
            <text:p>491,940044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62" calcext:value-type="float">
            <text:p>25862</text:p>
          </table:table-cell>
          <table:table-cell office:value-type="float" office:value="626" calcext:value-type="float">
            <text:p>626</text:p>
          </table:table-cell>
          <table:table-cell office:value-type="float" office:value="928" calcext:value-type="float">
            <text:p>928</text:p>
          </table:table-cell>
          <table:table-cell office:value-type="float" office:value="626" calcext:value-type="float">
            <text:p>626</text:p>
          </table:table-cell>
          <table:table-cell table:formula="of:=([.J18]/([.B18]-[.I18]))" office:value-type="percentage" office:value="0.00407889335583458" calcext:value-type="percentage">
            <text:p>0,41%</text:p>
          </table:table-cell>
          <table:table-cell office:value-type="float" office:value="152847" calcext:value-type="float">
            <text:p>152847</text:p>
          </table:table-cell>
          <table:table-cell office:value-type="float" office:value="260.787681818" calcext:value-type="float">
            <text:p>260,7876818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63" calcext:value-type="float">
            <text:p>25863</text:p>
          </table:table-cell>
          <table:table-cell office:value-type="float" office:value="625" calcext:value-type="float">
            <text:p>625</text:p>
          </table:table-cell>
          <table:table-cell office:value-type="float" office:value="928" calcext:value-type="float">
            <text:p>928</text:p>
          </table:table-cell>
          <table:table-cell office:value-type="float" office:value="625" calcext:value-type="float">
            <text:p>625</text:p>
          </table:table-cell>
          <table:table-cell table:formula="of:=([.J19]/([.B19]-[.I19]))" office:value-type="percentage" office:value="0.00407237755175177" calcext:value-type="percentage">
            <text:p>0,41%</text:p>
          </table:table-cell>
          <table:table-cell office:value-type="float" office:value="152848" calcext:value-type="float">
            <text:p>152848</text:p>
          </table:table-cell>
          <table:table-cell office:value-type="float" office:value="285.494867086" calcext:value-type="float">
            <text:p>285,4948670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37" calcext:value-type="float">
            <text:p>25837</text:p>
          </table:table-cell>
          <table:table-cell office:value-type="float" office:value="651" calcext:value-type="float">
            <text:p>651</text:p>
          </table:table-cell>
          <table:table-cell office:value-type="float" office:value="928" calcext:value-type="float">
            <text:p>928</text:p>
          </table:table-cell>
          <table:table-cell office:value-type="float" office:value="651" calcext:value-type="float">
            <text:p>651</text:p>
          </table:table-cell>
          <table:table-cell table:formula="of:=([.J20]/([.B20]-[.I20]))" office:value-type="percentage" office:value="0.00424178845790465" calcext:value-type="percentage">
            <text:p>0,42%</text:p>
          </table:table-cell>
          <table:table-cell office:value-type="float" office:value="152822" calcext:value-type="float">
            <text:p>152822</text:p>
          </table:table-cell>
          <table:table-cell office:value-type="float" office:value="235.694849968" calcext:value-type="float">
            <text:p>235,6948499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17" calcext:value-type="float">
            <text:p>25817</text:p>
          </table:table-cell>
          <table:table-cell office:value-type="float" office:value="671" calcext:value-type="float">
            <text:p>671</text:p>
          </table:table-cell>
          <table:table-cell office:value-type="float" office:value="928" calcext:value-type="float">
            <text:p>928</text:p>
          </table:table-cell>
          <table:table-cell office:value-type="float" office:value="671" calcext:value-type="float">
            <text:p>671</text:p>
          </table:table-cell>
          <table:table-cell table:formula="of:=([.J21]/([.B21]-[.I21]))" office:value-type="percentage" office:value="0.0043721045395607" calcext:value-type="percentage">
            <text:p>0,44%</text:p>
          </table:table-cell>
          <table:table-cell office:value-type="float" office:value="152802" calcext:value-type="float">
            <text:p>152802</text:p>
          </table:table-cell>
          <table:table-cell office:value-type="float" office:value="342.932231903" calcext:value-type="float">
            <text:p>342,9322319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79" calcext:value-type="float">
            <text:p>25879</text:p>
          </table:table-cell>
          <table:table-cell office:value-type="float" office:value="609" calcext:value-type="float">
            <text:p>609</text:p>
          </table:table-cell>
          <table:table-cell office:value-type="float" office:value="928" calcext:value-type="float">
            <text:p>928</text:p>
          </table:table-cell>
          <table:table-cell office:value-type="float" office:value="609" calcext:value-type="float">
            <text:p>609</text:p>
          </table:table-cell>
          <table:table-cell table:formula="of:=([.J22]/([.B22]-[.I22]))" office:value-type="percentage" office:value="0.00396812468642693" calcext:value-type="percentage">
            <text:p>0,40%</text:p>
          </table:table-cell>
          <table:table-cell office:value-type="float" office:value="152864" calcext:value-type="float">
            <text:p>152864</text:p>
          </table:table-cell>
          <table:table-cell office:value-type="float" office:value="476.925760031" calcext:value-type="float">
            <text:p>476,9257600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40" calcext:value-type="float">
            <text:p>25840</text:p>
          </table:table-cell>
          <table:table-cell office:value-type="float" office:value="648" calcext:value-type="float">
            <text:p>648</text:p>
          </table:table-cell>
          <table:table-cell office:value-type="float" office:value="928" calcext:value-type="float">
            <text:p>928</text:p>
          </table:table-cell>
          <table:table-cell office:value-type="float" office:value="648" calcext:value-type="float">
            <text:p>648</text:p>
          </table:table-cell>
          <table:table-cell table:formula="of:=([.J23]/([.B23]-[.I23]))" office:value-type="percentage" office:value="0.00422224104565624" calcext:value-type="percentage">
            <text:p>0,42%</text:p>
          </table:table-cell>
          <table:table-cell office:value-type="float" office:value="152825" calcext:value-type="float">
            <text:p>152825</text:p>
          </table:table-cell>
          <table:table-cell office:value-type="float" office:value="222.808856964" calcext:value-type="float">
            <text:p>222,8088569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38" calcext:value-type="float">
            <text:p>25838</text:p>
          </table:table-cell>
          <table:table-cell office:value-type="float" office:value="650" calcext:value-type="float">
            <text:p>650</text:p>
          </table:table-cell>
          <table:table-cell office:value-type="float" office:value="928" calcext:value-type="float">
            <text:p>928</text:p>
          </table:table-cell>
          <table:table-cell office:value-type="float" office:value="650" calcext:value-type="float">
            <text:p>650</text:p>
          </table:table-cell>
          <table:table-cell table:formula="of:=([.J24]/([.B24]-[.I24]))" office:value-type="percentage" office:value="0.00423527265382185" calcext:value-type="percentage">
            <text:p>0,42%</text:p>
          </table:table-cell>
          <table:table-cell office:value-type="float" office:value="152823" calcext:value-type="float">
            <text:p>152823</text:p>
          </table:table-cell>
          <table:table-cell office:value-type="float" office:value="242.97913003" calcext:value-type="float">
            <text:p>242,979130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40" calcext:value-type="float">
            <text:p>25840</text:p>
          </table:table-cell>
          <table:table-cell office:value-type="float" office:value="648" calcext:value-type="float">
            <text:p>648</text:p>
          </table:table-cell>
          <table:table-cell office:value-type="float" office:value="928" calcext:value-type="float">
            <text:p>928</text:p>
          </table:table-cell>
          <table:table-cell office:value-type="float" office:value="648" calcext:value-type="float">
            <text:p>648</text:p>
          </table:table-cell>
          <table:table-cell table:formula="of:=([.J25]/([.B25]-[.I25]))" office:value-type="percentage" office:value="0.00422224104565624" calcext:value-type="percentage">
            <text:p>0,42%</text:p>
          </table:table-cell>
          <table:table-cell office:value-type="float" office:value="152825" calcext:value-type="float">
            <text:p>152825</text:p>
          </table:table-cell>
          <table:table-cell office:value-type="float" office:value="259.919231892" calcext:value-type="float">
            <text:p>259,9192318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49" calcext:value-type="float">
            <text:p>25849</text:p>
          </table:table-cell>
          <table:table-cell office:value-type="float" office:value="639" calcext:value-type="float">
            <text:p>639</text:p>
          </table:table-cell>
          <table:table-cell office:value-type="float" office:value="928" calcext:value-type="float">
            <text:p>928</text:p>
          </table:table-cell>
          <table:table-cell office:value-type="float" office:value="639" calcext:value-type="float">
            <text:p>639</text:p>
          </table:table-cell>
          <table:table-cell table:formula="of:=([.J26]/([.B26]-[.I26]))" office:value-type="percentage" office:value="0.00416359880891101" calcext:value-type="percentage">
            <text:p>0,42%</text:p>
          </table:table-cell>
          <table:table-cell office:value-type="float" office:value="152834" calcext:value-type="float">
            <text:p>152834</text:p>
          </table:table-cell>
          <table:table-cell office:value-type="float" office:value="262.156317949" calcext:value-type="float">
            <text:p>262,1563179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89" calcext:value-type="float">
            <text:p>25889</text:p>
          </table:table-cell>
          <table:table-cell office:value-type="float" office:value="599" calcext:value-type="float">
            <text:p>599</text:p>
          </table:table-cell>
          <table:table-cell office:value-type="float" office:value="928" calcext:value-type="float">
            <text:p>928</text:p>
          </table:table-cell>
          <table:table-cell office:value-type="float" office:value="599" calcext:value-type="float">
            <text:p>599</text:p>
          </table:table-cell>
          <table:table-cell table:formula="of:=([.J27]/([.B27]-[.I27]))" office:value-type="percentage" office:value="0.0039029666455989" calcext:value-type="percentage">
            <text:p>0,39%</text:p>
          </table:table-cell>
          <table:table-cell office:value-type="float" office:value="152874" calcext:value-type="float">
            <text:p>152874</text:p>
          </table:table-cell>
          <table:table-cell office:value-type="float" office:value="304.346920013" calcext:value-type="float">
            <text:p>304,3469200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50" calcext:value-type="float">
            <text:p>25850</text:p>
          </table:table-cell>
          <table:table-cell office:value-type="float" office:value="638" calcext:value-type="float">
            <text:p>638</text:p>
          </table:table-cell>
          <table:table-cell office:value-type="float" office:value="928" calcext:value-type="float">
            <text:p>928</text:p>
          </table:table-cell>
          <table:table-cell office:value-type="float" office:value="638" calcext:value-type="float">
            <text:p>638</text:p>
          </table:table-cell>
          <table:table-cell table:formula="of:=([.J28]/([.B28]-[.I28]))" office:value-type="percentage" office:value="0.00415708300482821" calcext:value-type="percentage">
            <text:p>0,42%</text:p>
          </table:table-cell>
          <table:table-cell office:value-type="float" office:value="152835" calcext:value-type="float">
            <text:p>152835</text:p>
          </table:table-cell>
          <table:table-cell office:value-type="float" office:value="303.044803858" calcext:value-type="float">
            <text:p>303,0448038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44" calcext:value-type="float">
            <text:p>25844</text:p>
          </table:table-cell>
          <table:table-cell office:value-type="float" office:value="644" calcext:value-type="float">
            <text:p>644</text:p>
          </table:table-cell>
          <table:table-cell office:value-type="float" office:value="928" calcext:value-type="float">
            <text:p>928</text:p>
          </table:table-cell>
          <table:table-cell office:value-type="float" office:value="644" calcext:value-type="float">
            <text:p>644</text:p>
          </table:table-cell>
          <table:table-cell table:formula="of:=([.J29]/([.B29]-[.I29]))" office:value-type="percentage" office:value="0.00419617782932503" calcext:value-type="percentage">
            <text:p>0,42%</text:p>
          </table:table-cell>
          <table:table-cell office:value-type="float" office:value="152829" calcext:value-type="float">
            <text:p>152829</text:p>
          </table:table-cell>
          <table:table-cell office:value-type="float" office:value="286.452525139" calcext:value-type="float">
            <text:p>286,4525251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38" calcext:value-type="float">
            <text:p>25838</text:p>
          </table:table-cell>
          <table:table-cell office:value-type="float" office:value="650" calcext:value-type="float">
            <text:p>650</text:p>
          </table:table-cell>
          <table:table-cell office:value-type="float" office:value="928" calcext:value-type="float">
            <text:p>928</text:p>
          </table:table-cell>
          <table:table-cell office:value-type="float" office:value="650" calcext:value-type="float">
            <text:p>650</text:p>
          </table:table-cell>
          <table:table-cell table:formula="of:=([.J30]/([.B30]-[.I30]))" office:value-type="percentage" office:value="0.00423527265382185" calcext:value-type="percentage">
            <text:p>0,42%</text:p>
          </table:table-cell>
          <table:table-cell office:value-type="float" office:value="152823" calcext:value-type="float">
            <text:p>152823</text:p>
          </table:table-cell>
          <table:table-cell office:value-type="float" office:value="288.944462061" calcext:value-type="float">
            <text:p>288,9444620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403" calcext:value-type="float">
            <text:p>1403</text:p>
          </table:table-cell>
          <table:table-cell office:value-type="float" office:value="25836" calcext:value-type="float">
            <text:p>25836</text:p>
          </table:table-cell>
          <table:table-cell office:value-type="float" office:value="652" calcext:value-type="float">
            <text:p>652</text:p>
          </table:table-cell>
          <table:table-cell office:value-type="float" office:value="928" calcext:value-type="float">
            <text:p>928</text:p>
          </table:table-cell>
          <table:table-cell office:value-type="float" office:value="652" calcext:value-type="float">
            <text:p>652</text:p>
          </table:table-cell>
          <table:table-cell table:formula="of:=([.J31]/([.B31]-[.I31]))" office:value-type="percentage" office:value="0.00424830426198745" calcext:value-type="percentage">
            <text:p>0,42%</text:p>
          </table:table-cell>
          <table:table-cell office:value-type="float" office:value="152821" calcext:value-type="float">
            <text:p>152821</text:p>
          </table:table-cell>
          <table:table-cell office:value-type="float" office:value="511.407947063" calcext:value-type="float">
            <text:p>511,407947063</text:p>
          </table:table-cell>
        </table:table-row>
        <table:table-row table:style-name="ro1">
          <table:table-cell table:number-columns-repeated="6"/>
          <table:table-cell table:style-name="ce1" table:formula="of:=AVERAGE([.G2:.G31])" office:value-type="float" office:value="25847.9" calcext:value-type="float">
            <text:p>25848</text:p>
          </table:table-cell>
          <table:table-cell table:style-name="ce1" table:formula="of:=AVERAGE([.H2:.H31])" office:value-type="float" office:value="640.1" calcext:value-type="float">
            <text:p>640</text:p>
          </table:table-cell>
          <table:table-cell table:formula="of:=AVERAGE([.I2:.I31])" office:value-type="float" office:value="928" calcext:value-type="float">
            <text:p>928</text:p>
          </table:table-cell>
          <table:table-cell table:style-name="ce1" table:formula="of:=AVERAGE([.J2:.J31])" office:value-type="float" office:value="640.1" calcext:value-type="float">
            <text:p>640</text:p>
          </table:table-cell>
          <table:table-cell table:style-name="Default"/>
          <table:table-cell table:style-name="ce1" table:formula="of:=AVERAGE([.L2:.L31])" office:value-type="float" office:value="152832.9" calcext:value-type="float">
            <text:p>152833</text:p>
          </table:table-cell>
          <table:table-cell table:style-name="ce2" table:formula="of:=AVERAGE([.M2:.M31])" office:value-type="float" office:value="275.3879292965" calcext:value-type="float">
            <text:p>275,39</text:p>
          </table:table-cell>
        </table:table-row>
        <table:table-row table:style-name="ro1">
          <table:table-cell table:number-columns-repeated="6"/>
          <table:table-cell table:formula="of:=STDEV([.G2:.G31])" office:value-type="float" office:value="16.777139618931" calcext:value-type="float">
            <text:p>16,777139618931</text:p>
          </table:table-cell>
          <table:table-cell table:style-name="ce1" table:formula="of:=STDEV([.H2:.H31])" office:value-type="float" office:value="16.777139618931" calcext:value-type="float">
            <text:p>17</text:p>
          </table:table-cell>
          <table:table-cell table:formula="of:=STDEV([.I2:.I31])" office:value-type="float" office:value="0" calcext:value-type="float">
            <text:p>0</text:p>
          </table:table-cell>
          <table:table-cell table:formula="of:=STDEV([.J2:.J31])" office:value-type="float" office:value="16.777139618931" calcext:value-type="float">
            <text:p>16,777139618931</text:p>
          </table:table-cell>
          <table:table-cell table:style-name="Default"/>
          <table:table-cell table:formula="of:=STDEV([.L2:.L31])" office:value-type="float" office:value="16.777139618931" calcext:value-type="float">
            <text:p>16,777139618931</text:p>
          </table:table-cell>
          <table:table-cell table:style-name="ce2" table:formula="of:=STDEV([.M2:.M31])" office:value-type="float" office:value="82.3568096290113" calcext:value-type="float">
            <text:p>82,36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 office:value-type="string" calcext:value-type="string">
            <text:p>dv Pad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2:.K31])" office:value-type="percentage" office:value="0.000109316554826784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2" loext:min-decimal-places="12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20:45:48.6108681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5T20:47:15.164418070</dc:date>
    <meta:editing-duration>PT8M29S</meta:editing-duration>
    <meta:editing-cycles>2</meta:editing-cycles>
    <meta:generator>LibreOffice/5.4.0.3$Linux_X86_64 LibreOffice_project/40m0$Build-3</meta:generator>
    <meta:document-statistic meta:table-count="1" meta:cell-count="416" meta:object-count="0"/>
  </office:meta>
</office:document-meta>
</file>